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style:font-name="Arial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style:font-name="aakar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aakar" fo:font-size="20pt" style:font-size-asian="20pt" style:font-size-complex="20pt"/>
    </style:style>
    <style:style style:name="P12" style:family="paragraph">
      <style:text-properties style:font-name="Arial" fo:font-size="22pt" fo:font-weight="normal" style:font-size-asian="22pt" style:font-weight-asian="normal" style:font-size-complex="22pt" style:font-weight-complex="normal"/>
    </style:style>
    <style:style style:name="P13" style:family="paragraph">
      <style:text-properties style:font-name="aakar" fo:font-size="22pt" fo:font-weight="normal" style:font-size-asian="22pt" style:font-weight-asian="normal" style:font-size-complex="22pt" style:font-weight-complex="normal"/>
    </style:style>
    <style:style style:name="P14" style:family="paragraph">
      <loext:graphic-properties draw:fill="none" draw:fill-color="#ffffff"/>
      <style:text-properties style:font-name="aakar"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6" style:family="paragraph">
      <style:text-properties style:font-name="aakar" fo:font-size="22pt" style:font-size-asian="22pt" style:font-size-complex="22pt"/>
    </style:style>
    <style:style style:name="P17" style:family="paragraph">
      <loext:graphic-properties draw:fill="none" draw:fill-color="#ffffff"/>
      <style:text-properties style:font-name="aakar"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22pt" style:font-size-asian="22pt" style:font-size-complex="22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aakar" fo:font-size="20pt" style:font-size-asian="20pt" style:font-size-complex="20pt"/>
    </style:style>
    <style:style style:name="T8" style:family="text">
      <style:text-properties style:font-name="aakar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aakar"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nejo de archivos en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Libreria “fstream”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<text:span text:style-name="T1">Para poder trabajar con archivos, se debe incluir en </text:span><text:span text:style-name="T1">nuestro programa la librería “fstream” de la forma: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/></text:p>
              </text:list-item>
            </text:list>
          </draw:text-box>
        </draw:frame>
        <draw:frame draw:style-name="gr2" draw:text-style-name="P5" draw:layer="layout" svg:width="24.2cm" svg:height="1.119cm" svg:x="9.6cm" svg:y="8.6cm">
          <draw:text-box>
            <text:p text:style-name="P4"><text:span text:style-name="T2">#include &lt;fstream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ormas de abrir un archivo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<text:span text:style-name="T3">La librería “fstream” define 3 clases para manejar los archivos:</text:span></text:p>
              </text:list-item>
              <text:list-item>
                <text:p><text:span text:style-name="T4"/></text:p>
                <text:p><text:span text:style-name="T4"/></text:p>
                <text:p/>
              </text:list-item>
            </text:list>
          </draw:text-box>
        </draw:frame>
        <draw:frame draw:style-name="gr3" draw:text-style-name="P7" draw:layer="layout" svg:width="0.502cm" svg:height="0.988cm" svg:x="9cm" svg:y="9.8cm">
          <draw:text-box>
            <text:p/>
          </draw:text-box>
        </draw:frame>
        <draw:frame draw:style-name="gr2" draw:text-style-name="P9" draw:layer="layout" svg:width="21.4cm" svg:height="2.957cm" svg:x="2.6cm" svg:y="7.2cm">
          <draw:text-box>
            <text:list text:style-name="L1">
              <text:list-item>
                <text:p text:style-name="P8"><text:span text:style-name="T5">ifstream (lectura de archivos)</text:span></text:p>
              </text:list-item>
              <text:list-item>
                <text:p text:style-name="P8"><text:span text:style-name="T5">ofstream (escritura de archivos)</text:span></text:p>
              </text:list-item>
              <text:list-item>
                <text:p text:style-name="P8"><text:span text:style-name="T5">fstream (lectura y escritura de archiv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fstream</text:p>
          </draw:text-box>
        </draw:frame>
        <draw:frame presentation:style-name="pr4" draw:text-style-name="P3" draw:layer="layout" svg:width="25.5cm" svg:height="13cm" svg:x="0.8cm" svg:y="5.4cm" presentation:class="outline" presentation:user-transformed="true">
          <draw:text-box>
            <text:list text:style-name="L2">
              <text:list-item>
                <text:p text:style-name="P3"><text:span text:style-name="T3">Para poder </text:span><text:span text:style-name="T6">UNICAMENTE </text:span><text:span text:style-name="T3">leer datos de un archivo debemos </text:span><text:span text:style-name="T3">utilizar la siguiente linea de código: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Donde “archivoDeLectura” es lo que se utiliza para interactuar </text:span><text:span text:style-name="T3">con el archivo “datos.txt”, en este caso se supone que el archivo </text:span><text:span text:style-name="T3">se encuentra en el mismo directorio que mi archivo .cpp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style-name="gr4" draw:text-style-name="P11" draw:layer="layout" svg:width="18.8cm" svg:height="1.038cm" svg:x="6.8cm" svg:y="8cm">
          <draw:text-box>
            <text:p text:style-name="P10"><text:span text:style-name="T7">ifstream archivoDeLectura(“datos.txt”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fstream, lectura de datos</text:p>
          </draw:text-box>
        </draw:frame>
        <draw:frame presentation:style-name="pr4" draw:text-style-name="P12" draw:layer="layout" svg:width="25.5cm" svg:height="13cm" svg:x="0.9cm" svg:y="5.2cm" presentation:class="outline" presentation:user-transformed="true">
          <draw:text-box>
            <text:list text:style-name="L2">
              <text:list-item>
                <text:p text:style-name="P3"><text:span text:style-name="T3">La lectura de datos se puede hacer de diversas formas, nosotros </text:span><text:span text:style-name="T3">vamos a recomendarles que usen el operador “&gt;&gt;”, asi: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Lo bueno de leer de un archivo con el operador “&gt;&gt;” es que </text:span><text:span text:style-name="T3">levanta información de un archivo </text:span><text:span text:style-name="T6">de texto </text:span><text:span text:style-name="T3">hasta que llega a un </text:span><text:span text:style-name="T3">espacio (“ ”) o a una nueva linea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style-name="gr2" draw:text-style-name="P14" draw:layer="layout" svg:width="21cm" svg:height="1.115cm" svg:x="8.6cm" svg:y="7.885cm">
          <draw:text-box>
            <text:p text:style-name="P13"><text:span text:style-name="T8">ArchivoDeTexto &gt;&gt; da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fstream, lectura de datos, ejemplo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<text:span text:style-name="T3">Ver archivo “lectura_archivo_ifstream.cpp”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fstream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5"><text:span text:style-name="T3">Para poder </text:span><text:span text:style-name="T6">UNICAMENTE </text:span><text:span text:style-name="T3">escribir</text:span><text:span text:style-name="T3"> datos en un archivo debemos </text:span><text:span text:style-name="T3">utilizar la siguiente linea de código:</text:span></text:p>
              </text:list-item>
              <text:list-item>
                <text:p text:style-name="P15"><text:span text:style-name="T3"/></text:p>
              </text:list-item>
              <text:list-item>
                <text:p text:style-name="P15"><text:span text:style-name="T3"/></text:p>
              </text:list-item>
              <text:list-item>
                <text:p><text:span text:style-name="T3">Donde “archivoDeEscritura” es lo que se utiliza para interactuar </text:span><text:span text:style-name="T3">con el archivo “log.txt”, en este caso se supone que el archivo se </text:span><text:span text:style-name="T3">encuentra en el mismo directorio que mi archivo .cpp.</text:span></text:p>
              </text:list-item>
            </text:list>
          </draw:text-box>
        </draw:frame>
        <draw:frame draw:style-name="gr4" draw:text-style-name="P7" draw:layer="layout" svg:width="20.2cm" svg:height="1.038cm" svg:x="7.8cm" svg:y="8.162cm">
          <draw:text-box>
            <text:p><text:span text:style-name="T7">ofstream archivoDeEscritura(“log.txt”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fstream, escritura de datos</text:p>
          </draw:text-box>
        </draw:frame>
        <draw:frame presentation:style-name="pr4" draw:text-style-name="P8" draw:layer="layout" svg:width="25.5cm" svg:height="13cm" svg:x="1cm" svg:y="5cm" presentation:class="outline" presentation:user-transformed="true">
          <draw:text-box>
            <text:list text:style-name="L2">
              <text:list-item>
                <text:p text:style-name="P15"><text:span text:style-name="T3">La escritura de datos se puede hacer de diversas formas, nosotros </text:span><text:span text:style-name="T3">vamos a recomendarles que usen el operador “&lt;&lt;”, asi:</text:span></text:p>
              </text:list-item>
              <text:list-item>
                <text:p text:style-name="P15"><text:span text:style-name="T3"/></text:p>
              </text:list-item>
              <text:list-item>
                <text:p text:style-name="P15"><text:span text:style-name="T3"/></text:p>
              </text:list-item>
              <text:list-item>
                <text:p><text:span text:style-name="T5">NOTA: </text:span><text:span text:style-name="T3">Cuando se abre un archivo con ofstream, si el archivo no </text:span><text:span text:style-name="T3">existe se crea; pero si ya existía</text:span><text:span text:style-name="T3">, </text:span><text:span text:style-name="T6">se borra todo el contenido</text:span><text:span text:style-name="T3">. </text:span><text:span text:style-name="T3">Una forma de evitar esto es abriéndolo como: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De esta forma no se pierde la información del archivo y al mismo </text:span><text:span text:style-name="T3">tiempo se puede escribir</text:span><text:span text:style-name="T3"> sobre él.</text:span></text:p>
              </text:list-item>
            </text:list>
          </draw:text-box>
        </draw:frame>
        <draw:frame draw:style-name="gr5" draw:text-style-name="P7" draw:layer="layout" svg:width="10.8cm" svg:height="1.115cm" svg:x="8.2cm" svg:y="7.8cm">
          <draw:text-box>
            <text:p><text:span text:style-name="T8">archivoDeEscritura &lt;&lt; dato;</text:span></text:p>
          </draw:text-box>
        </draw:frame>
        <draw:frame draw:style-name="gr2" draw:text-style-name="P17" draw:layer="layout" svg:width="17.6cm" svg:height="1.115cm" svg:x="5.6cm" svg:y="13.4cm">
          <draw:text-box>
            <text:p text:style-name="P16"><text:span text:style-name="T9">ofstream archivoDeEscritura(“log.txt”, ios::app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fstream, escritura de datos, ejemplo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<text:span text:style-name="T3">Ver archivo “escritura_archivo_ofstream.cpp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stream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3">En caso de querer tanto leer como escribir en un archivo, </text:span><text:span text:style-name="T3">escribimos la siguiente linea de código: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Donde “archivo” es lo que se utiliza para interactuar con el </text:span><text:span text:style-name="T3">archivo “informacion.txt”, en este caso se supone que el archivo </text:span><text:span text:style-name="T3">se encuentra en el mismo directorio que mi archivo .cpp.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style-name="gr2" draw:text-style-name="P17" draw:layer="layout" svg:width="16.6cm" svg:height="1.115cm" svg:x="6.6cm" svg:y="8.4cm">
          <draw:text-box>
            <text:p text:style-name="P16"><text:span text:style-name="T9">fstream archivo(“informacion.txt”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stream, lectura/escritura en un archivo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<text:span text:style-name="T3">Esta forma de abrir el archivo es especial, ya que tiene 2 </text:span><text:span text:style-name="T3">apuntadores, uno para </text:span><text:span text:style-name="T6">lectura</text:span><text:span text:style-name="T3"> y otro para </text:span><text:span text:style-name="T6">escritura</text:span><text:span text:style-name="T3">.</text:span></text:p>
              </text:list-item>
              <text:list-item>
                <text:p text:style-name="P3"><text:span text:style-name="T3">Para mover los apuntadores usamos las funciones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El parámetro </text:span><text:span text:style-name="T6">desplazamiento</text:span><text:span text:style-name="T3"> indica cuantos </text:span><text:span text:style-name="T6">bytes</text:span><text:span text:style-name="T3"> desde el </text:span><text:span text:style-name="T6">origen</text:span><text:span text:style-name="T3"> se va a mover el apuntador, dicho esto nótese que </text:span><text:span text:style-name="T3">desplazamiento puede ser negativo.</text:span></text:p>
              </text:list-item>
              <text:list-item>
                <text:p text:style-name="P3"><text:span text:style-name="T3">El parámetro </text:span><text:span text:style-name="T6">origen</text:span><text:span text:style-name="T3"> indica que punto de referencia se usa para </text:span><text:span text:style-name="T3">mover el apuntador. Este punto de referencia puede ser el </text:span><text:span text:style-name="T3">principio del archivo, el lugar actual del apuntador, o el final del </text:span><text:span text:style-name="T3">archivo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</text:list>
            <text:p text:style-name="P3"><text:span text:style-name="T3"/></text:p>
          </draw:text-box>
        </draw:frame>
        <draw:frame draw:style-name="gr2" draw:text-style-name="P7" draw:layer="layout" svg:width="25cm" svg:height="1.725cm" svg:x="2.4cm" svg:y="9.075cm">
          <draw:text-box>
            <text:list text:style-name="L1">
              <text:list-item>
                <text:p text:style-name="P18">seekg(desplazamiento, origen) para mover el apuntador de escritura</text:p>
              </text:list-item>
              <text:list-item>
                <text:p>seekp(desplazamiento, origen) para mover el apuntador de lectu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stream, lectura/escritura en un archivo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3">Para indicar el origen, la posición actual o el final de archivo se </text:span><text:span text:style-name="T3">usa, respectivamente: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Esto puede ser útil para modificar un único dato sin reescribir </text:span><text:span text:style-name="T3">todo el archivo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Tanto la lectura como la escritura se realiza con los operadores </text:span><text:span text:style-name="T3">“&gt;&gt;” y “&lt;&lt;” respectivamente. Cuidado que ambos operadores </text:span><text:span text:style-name="T3">mueven los apuntadores.</text:span></text:p>
                <text:p text:style-name="P3"><text:span text:style-name="T3"/></text:p>
              </text:list-item>
              <text:list-item>
                <text:p text:style-name="P3"><text:span text:style-name="T6">NOTA: </text:span><text:span text:style-name="T3">Ambos apuntadores se inician apuntando al inicio del </text:span><text:span text:style-name="T3">archivo <text:s/>por defecto, y escribir sobre un dato ya existente </text:span><text:span text:style-name="T6">HACE </text:span><text:span text:style-name="T6">QUE SE PISE EL DATO ANTERIOR, LA INFORMACIÓN </text:span><text:span text:style-name="T6">PREEXISTENTE NO SE DESPLAZA.</text:span></text:p>
              </text:list-item>
            </text:list>
          </draw:text-box>
        </draw:frame>
        <draw:frame draw:style-name="gr2" draw:text-style-name="P20" draw:layer="layout" svg:width="13cm" svg:height="2.462cm" svg:x="10.4cm" svg:y="6.938cm">
          <draw:text-box>
            <text:list text:style-name="L1">
              <text:list-item>
                <text:p text:style-name="P19"><text:span text:style-name="T10">ios::beg</text:span></text:p>
              </text:list-item>
              <text:list-item>
                <text:p text:style-name="P19"><text:span text:style-name="T10">ios::cur</text:span></text:p>
              </text:list-item>
              <text:list-item>
                <text:p text:style-name="P19"><text:span text:style-name="T10">ios::e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stream, lectura/escritura en un archivo,<text:line-break/>simple ejemplo.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<text:span text:style-name="T3">Ver archivo “lectura_escritura_fstream.cpp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rchivos binarios</text:p>
          </draw:text-box>
        </draw:frame>
        <draw:frame presentation:style-name="pr4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2"><text:span text:style-name="T3">Los archivos binarios son aquellos cuya información son </text:span><text:span text:style-name="T3">unicamente 1s y 0s, donde la única forma de poder interactuar </text:span><text:span text:style-name="T3">con ellos es a través de funciones y tamaño de variables.</text:span></text:p>
              </text:list-item>
              <text:list-item>
                <text:p text:style-name="P2"><text:span text:style-name="T3">Sea ifstream, ofstream o fstream, lo único que se debe hacer para </text:span><text:span text:style-name="T3">poder trabajar con archivos binarios es agregar “ios::binary”.</text:span></text:p>
              </text:list-item>
              <text:list-item>
                <text:p text:style-name="P2"><text:span text:style-name="T3">Por ejemplo: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draw:frame draw:style-name="gr2" draw:text-style-name="P7" draw:layer="layout" svg:width="25.2cm" svg:height="2.462cm" svg:x="2cm" svg:y="13.538cm">
          <draw:text-box>
            <text:p text:style-name="P18">ifstream archivo(“nombreDelArchivo.bin”, ios::binary);</text:p>
            <text:p text:style-name="P18"/>
            <text:p>fstream archivo(“nombreDelArchivo.bin”, ios::in | ios::out | ios::binary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rchivos binarios, escritura/lectura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3">Para escribir en un archivo binario, se usa :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sizeof() devuelve el valor en bytes de su parametro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Para leer de un archivo binario, se usa: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Entonces, por ejemplo, si valorLeido fuese del tipo char, se leería </text:span><text:span text:style-name="T3">un byte del archivo y se almacenaría en la variable valorLeido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style-name="gr2" draw:text-style-name="P17" draw:layer="layout" svg:width="24cm" svg:height="1.115cm" svg:x="4.4cm" svg:y="6.8cm">
          <draw:text-box>
            <text:p text:style-name="P16"><text:span text:style-name="T9">archivo.write(informacion, sizeof(informacion));</text:span></text:p>
          </draw:text-box>
        </draw:frame>
        <draw:frame draw:style-name="gr2" draw:text-style-name="P7" draw:layer="layout" svg:width="23.5cm" svg:height="0.988cm" svg:x="3cm" svg:y="12cm">
          <draw:text-box>
            <text:p>ValorLeido = archivo.read(valorLeido, sizeof(valorLeido)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ierre del archivo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3">No es menor indicar que cada archivo debe ser cerrado en el </text:span><text:span text:style-name="T3">mismo scope donde se abrió, esto se realiza para indicarle al </text:span><text:span text:style-name="T3">sistema operativo que el recurso se liberó para su uso y para </text:span><text:span text:style-name="T3">mover el archivo (con sus modificaciones) de memoria a disco de </text:span><text:span text:style-name="T3">una forma segura. Para poder realizar esta clausura se debe </text:span><text:span text:style-name="T3">agregar la linea: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Antes de finalizar el programa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NOTA: </text:span><text:span text:style-name="T6">CADA ARCHIVO DEBE TENER SU PROPIO CIERRE</text:span><text:span text:style-name="T3">.</text:span></text:p>
              </text:list-item>
            </text:list>
          </draw:text-box>
        </draw:frame>
        <draw:frame draw:style-name="gr2" draw:text-style-name="P7" draw:layer="layout" svg:width="20.4cm" svg:height="0.988cm" svg:x="10.6cm" svg:y="11.212cm">
          <draw:text-box>
            <text:p>archivo.close(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18:08:48.931070557</meta:creation-date>
    <meta:editing-duration>PT1H25M10S</meta:editing-duration>
    <meta:editing-cycles>7</meta:editing-cycles>
    <meta:generator>LibreOffice/6.0.7.3$Linux_X86_64 LibreOffice_project/00m0$Build-3</meta:generator>
    <dc:title>Alizarin</dc:title>
    <dc:date>2020-04-16T00:50:27.795512045</dc:date>
    <meta:document-statistic meta:object-count="115"/>
  </office:meta>
</office:document-meta>
</file>